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size="10pt" style:font-size-asian="10pt" style:font-size-complex="10pt"/>
    </style:style>
    <style:style style:name="P6" style:parent-style-name="Normal" style:family="paragraph">
      <style:text-properties fo:font-size="10pt" style:font-size-asian="10pt" style:font-size-complex="10pt"/>
    </style:style>
    <style:style style:name="P7" style:parent-style-name="Normal" style:family="paragraph">
      <style:text-properties fo:font-size="10pt" style:font-size-asian="10pt" style:font-size-complex="10pt"/>
    </style:style>
    <style:style style:name="P8" style:parent-style-name="Normal" style:family="paragraph">
      <style:text-properties fo:font-size="10pt" style:font-size-asian="10pt" style:font-size-complex="10pt"/>
    </style:style>
    <style:style style:name="P9" style:parent-style-name="Normal" style:family="paragraph">
      <style:text-properties fo:font-size="10pt" style:font-size-asian="10pt" style:font-size-complex="10pt"/>
    </style:style>
    <style:style style:name="P10" style:parent-style-name="Normal" style:family="paragraph">
      <style:text-properties fo:font-size="10pt" style:font-size-asian="10pt" style:font-size-complex="10pt"/>
    </style:style>
    <style:style style:name="P11" style:parent-style-name="Normal" style:family="paragraph">
      <style:text-properties fo:font-size="10pt" style:font-size-asian="10pt" style:font-size-complex="10pt"/>
    </style:style>
    <style:style style:name="P12" style:parent-style-name="Normal" style:family="paragraph">
      <style:text-properties fo:font-size="10pt" style:font-size-asian="10pt" style:font-size-complex="10pt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ListParagraph" style:list-style-name="LFO3" style:family="paragraph"/>
    <style:style style:name="P16" style:parent-style-name="ListParagraph" style:list-style-name="LFO3" style:family="paragraph"/>
    <style:style style:name="P17" style:parent-style-name="ListParagraph" style:list-style-name="LFO3" style:family="paragraph"/>
    <style:style style:name="P1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9" style:parent-style-name="Normal" style:family="paragraph">
      <style:text-properties fo:font-size="10pt" style:font-size-asian="10pt" style:font-size-complex="10pt"/>
    </style:style>
    <style:style style:name="P20" style:parent-style-name="Normal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Hello<text:s/>Team Data!</text:p>
      <text:p text:style-name="Normal">For my Friday insight,<text:s/>I'm<text:s/>giving a tip on<text:s/>how to better prompt GenAI to create text summaries and<text:s/>looking<text:s/>at the mechanics behind it.</text:p>
      <text:p text:style-name="Normal">When generating summaries, people most commonly use<text:s/><text:span text:style-name="T2">zero-shot prompting</text:span>. They simply tell an AI to "Summarize this text..."<text:s/>this is ambiguous and leaves many blanks for the AI to fill in, such as formatting and writing style, which can often lead to less than desirable outcomes.</text:p>
      <text:p text:style-name="Normal">A better approach is to use<text:s/><text:span text:style-name="T3">multi-shot prompting</text:span>. This is where you provide the model with a few examples of your desired input and output, creating an ad-hoc training set that the AI can use as a template for style and structure.</text:p>
      <text:p text:style-name="Normal"/>
      <text:p text:style-name="P4">Example Few-Shot Prompt:</text:p>
      <text:p text:style-name="P5">Summarize the following articles into a single, well-written paragraph.<text:s/></text:p>
      <text:p text:style-name="P6">Article: "The Orion-1 space probe, launched by the…"<text:s/></text:p>
      <text:p text:style-name="P7">Summary: "Star-Quest's Orion-1 space probe has successfully reached Jupiter…<text:s/></text:p>
      <text:p text:style-name="P8">Article: "Global logistics firm 'ShipFast' has announced a record…"<text:s/></text:p>
      <text:p text:style-name="P9">Summary: "Logistics company ShipFast reported a 22% profit increase in Q3…<text:s/></text:p>
      <text:p text:style-name="P10">Article: "Archaeologists in Egypt have uncovered a previously unknown…"<text:s/></text:p>
      <text:p text:style-name="P11">Summary:<text:s/></text:p>
      <text:p text:style-name="P12"/>
      <text:p text:style-name="P13">How does this work?</text:p>
      <text:p text:style-name="Normal">LLMs excel at in-context learning and when you provide<text:s/>examples you give it an<text:s/>ad hoc training set.<text:s/>This along with the<text:s/>model’s<text:s/><text:span text:style-name="T14">attention mechanism</text:span><text:s/>helps to steer the output in the right direction.</text:p>
      <text:p text:style-name="Normal">This<text:s/>attention<text:s/>mechanism<text:s/>works by<text:s/>breaking<text:s/>down<text:s/>the<text:s/>text into small chunks and giving<text:s/>each chunk<text:s/>(token)<text:s/>three vectors:<text:s/></text:p>
      <text:list text:style-name="LFO3" text:continue-numbering="true">
        <text:list-item>
          <text:p text:style-name="P15">Query<text:s/>(Q): What is this token looking for<text:s/>to better understand its own context?</text:p>
        </text:list-item>
        <text:list-item>
          <text:p text:style-name="P16">Key<text:s/>(K): What information does this token contain?</text:p>
        </text:list-item>
        <text:list-item>
          <text:p text:style-name="P17">Value<text:s/>(V): What information should this token pass along?</text:p>
        </text:list-item>
      </text:list>
      <text:p text:style-name="Normal">The model then calculates attention scores by calculating dot product<text:s/>of each token’s Q vector with the K vector of all other tokens.<text:s/>These scores act as weights, telling the model how much attention to pay to the Value of each token.</text:p>
      <text:soft-page-break/>
      <text:p text:style-name="Normal">LLMs<text:s/>represent<text:s/>all<text:s/>information<text:s/>as vectors within<text:s/>a<text:s/>high-dimensional space<text:s/>were semantic similarity<text:s/>results in closer<text:s/>proximity.<text:s/>Given you provide<text:s/>the AI with<text:s/>consistent examples, you place a coherent cluster of vector points<text:s/>within<text:s/>this space,<text:s/>creating<text:s/>a powerful directional signal.<text:s/></text:p>
      <text:p text:style-name="Normal">So, when the AI generates a new summary,<text:s/>its Q vectors are guided by the signal to look for K vectors that align with patterns you’ve established. This helps the model to activate neural pathways from its pre-training, enabling it to output a result in your desired format and style.</text:p>
      <text:p text:style-name="P18"/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cas Cairnes</meta:initial-creator>
    <dc:creator>Lucas Cairnes</dc:creator>
    <meta:creation-date>2025-08-15T14:35:00Z</meta:creation-date>
    <dc:date>2025-08-15T16:45:00Z</dc:date>
    <meta:template xlink:href="Normal" xlink:type="simple"/>
    <meta:editing-cycles>1</meta:editing-cycles>
    <meta:editing-duration>PT7800S</meta:editing-duration>
    <meta:document-statistic meta:page-count="2" meta:paragraph-count="4" meta:word-count="366" meta:character-count="2454" meta:row-count="17" meta:non-whitespace-character-count="2092"/>
  </office:meta>
</office:document-meta>
</file>